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1BB1463B359ED64B.png" manifest:media-type="image/png"/>
  <manifest:file-entry manifest:full-path="Pictures/100002010000055600000300391F0ACA5DE58A0A.png" manifest:media-type="image/png"/>
  <manifest:file-entry manifest:full-path="Pictures/1000020100000556000003004E2030DD9F848422.png" manifest:media-type="image/png"/>
  <manifest:file-entry manifest:full-path="Pictures/100002010000055600000300FDD023C0BBA4023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19cm, 0cm, 0cm, 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957cm, 0cm, 4.479cm, 1.8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86cm, 4.713cm, 4.491cm, 1.9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31cm, -4.42cm, 0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paragraph" svg:x="0.351cm" svg:y="0.065cm" svg:width="16.226cm" svg:height="7.269cm" draw:z-index="0"><draw:image xlink:href="Pictures/1000020100000556000003004E2030DD9F848422.png" xlink:type="simple" xlink:show="embed" xlink:actuate="onLoad" loext:mime-type="image/png"/></draw:frame><draw:frame draw:style-name="fr3" draw:name="Image2" text:anchor-type="paragraph" svg:x="0.383cm" svg:y="7.209cm" svg:width="16.214cm" svg:height="6.482cm" draw:z-index="1"><draw:image xlink:href="Pictures/100002010000055600000300FDD023C0BBA4023D.png" xlink:type="simple" xlink:show="embed" xlink:actuate="onLoad" loext:mime-type="image/png"/></draw:frame><draw:frame draw:style-name="fr2" draw:name="Image3" text:anchor-type="paragraph" svg:x="1.092cm" svg:y="13.896cm" svg:width="15.584cm" svg:height="4.399cm" draw:z-index="2"><draw:image xlink:href="Pictures/1000020100000556000003001BB1463B359ED64B.png" xlink:type="simple" xlink:show="embed" xlink:actuate="onLoad" loext:mime-type="image/png"/></draw:frame><draw:frame draw:style-name="fr1" draw:name="Image4" text:anchor-type="paragraph" svg:x="1.136cm" svg:y="19.062cm" svg:width="15.402cm" svg:height="4.51cm" draw:z-index="3"><draw:image xlink:href="Pictures/100002010000055600000300391F0ACA5DE58A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20:36:38.261860694</meta:creation-date>
    <dc:date>2020-03-30T20:46:40.395996533</dc:date>
    <meta:editing-duration>PT10M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